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Hello world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Pack by Diakov</meta:initial-creator>
    <dc:creator>RePack by Diakov</dc:creator>
    <meta:creation-date>2025-09-12T09:13:00Z</meta:creation-date>
    <dc:date>2025-09-12T09:13:00Z</dc: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